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071cm" svg:y="3.0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7cm" svg:y="2.2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4" draw:layer="layout" svg:x1="8.999cm" svg:y1="3.599cm" svg:x2="8.999cm" svg:y2="11.499cm">
          <text:p/>
        </draw:line>
        <draw:line draw:style-name="gr3" draw:text-style-name="P4" draw:layer="layout" svg:x1="11.898cm" svg:y1="3.598cm" svg:x2="11.898cm" svg:y2="11.498cm">
          <text:p/>
        </draw:line>
        <draw:line draw:style-name="gr3" draw:text-style-name="P4" draw:layer="layout" svg:x1="14.798cm" svg:y1="3.598cm" svg:x2="14.798cm" svg:y2="11.498cm">
          <text:p/>
        </draw:line>
        <draw:line draw:style-name="gr3" draw:text-style-name="P4" draw:layer="layout" svg:x1="17.698cm" svg:y1="3.598cm" svg:x2="17.698cm" svg:y2="11.498cm">
          <text:p/>
        </draw:line>
        <draw:line draw:style-name="gr3" draw:text-style-name="P4" draw:layer="layout" svg:x1="6.098cm" svg:y1="3.598cm" svg:x2="6.098cm" svg:y2="11.498cm">
          <text:p/>
        </draw:line>
        <draw:frame draw:style-name="gr4" draw:text-style-name="P5" draw:layer="layout" svg:width="2cm" svg:height="0.628cm" svg:x="3.7cm" svg:y="11.3cm">
          <draw:text-box>
            <text:p><text:span text:style-name="T2">τ = 0.2</text:span></text:p>
          </draw:text-box>
        </draw:frame>
        <draw:line draw:style-name="gr5" draw:text-style-name="P4" draw:layer="layout" svg:x1="3.483cm" svg:y1="11.05cm" svg:x2="5.783cm" svg:y2="11.05cm">
          <text:p/>
        </draw:line>
        <draw:frame draw:style-name="gr4" draw:text-style-name="P5" draw:layer="layout" svg:width="2cm" svg:height="0.628cm" svg:x="6.6cm" svg:y="11.25cm">
          <draw:text-box>
            <text:p><text:span text:style-name="T2">τ = 0.2</text:span></text:p>
          </draw:text-box>
        </draw:frame>
        <draw:line draw:style-name="gr5" draw:text-style-name="P4" draw:layer="layout" svg:x1="6.4cm" svg:y1="11.1cm" svg:x2="8.7cm" svg:y2="11.1cm">
          <text:p/>
        </draw:line>
        <draw:frame draw:style-name="gr4" draw:text-style-name="P5" draw:layer="layout" svg:width="2cm" svg:height="0.628cm" svg:x="9.5cm" svg:y="11.25cm">
          <draw:text-box>
            <text:p><text:span text:style-name="T2">τ = 0.2</text:span></text:p>
          </draw:text-box>
        </draw:frame>
        <draw:line draw:style-name="gr5" draw:text-style-name="P4" draw:layer="layout" svg:x1="9.3cm" svg:y1="11.1cm" svg:x2="11.6cm" svg:y2="11.1cm">
          <text:p/>
        </draw:line>
        <draw:frame draw:style-name="gr4" draw:text-style-name="P5" draw:layer="layout" svg:width="2cm" svg:height="0.628cm" svg:x="12.3cm" svg:y="11.25cm">
          <draw:text-box>
            <text:p><text:span text:style-name="T2">τ = 0.2</text:span></text:p>
          </draw:text-box>
        </draw:frame>
        <draw:line draw:style-name="gr5" draw:text-style-name="P4" draw:layer="layout" svg:x1="12.1cm" svg:y1="11.1cm" svg:x2="14.4cm" svg:y2="11.1cm">
          <text:p/>
        </draw:line>
        <draw:frame draw:style-name="gr4" draw:text-style-name="P5" draw:layer="layout" svg:width="2cm" svg:height="0.628cm" svg:x="15.3cm" svg:y="11.25cm">
          <draw:text-box>
            <text:p><text:span text:style-name="T2">τ = 0.2</text:span></text:p>
          </draw:text-box>
        </draw:frame>
        <draw:line draw:style-name="gr5" draw:text-style-name="P4" draw:layer="layout" svg:x1="15.1cm" svg:y1="11.1cm" svg:x2="17.4cm" svg:y2="11.1cm">
          <text:p/>
        </draw:line>
        <draw:frame draw:style-name="gr4" draw:text-style-name="P5" draw:layer="layout" svg:width="2.2cm" svg:height="0.628cm" svg:x="3.7cm" svg:y="8.172cm">
          <draw:text-box>
            <text:p><text:span text:style-name="T2">f[0] = f(0)</text:span></text:p>
          </draw:text-box>
        </draw:frame>
        <draw:frame draw:style-name="gr4" draw:text-style-name="P5" draw:layer="layout" svg:width="3.1cm" svg:height="0.628cm" svg:x="6.4cm" svg:y="4.072cm">
          <draw:text-box>
            <text:p><text:span text:style-name="T2">f[1] = f(0.2</text:span><text:span text:style-name="T2">・</text:span><text:span text:style-name="T2">1)</text:span></text:p>
          </draw:text-box>
        </draw:frame>
        <draw:frame draw:style-name="gr4" draw:text-style-name="P5" draw:layer="layout" svg:width="3.1cm" svg:height="0.628cm" svg:x="9.2cm" svg:y="5.6cm">
          <draw:text-box>
            <text:p><text:span text:style-name="T2">f[2] = f(0.2</text:span><text:span text:style-name="T2">・</text:span><text:span text:style-name="T2">2)</text:span></text:p>
          </draw:text-box>
        </draw:frame>
        <draw:frame draw:style-name="gr4" draw:text-style-name="P5" draw:layer="layout" svg:width="3.1cm" svg:height="0.628cm" svg:x="12cm" svg:y="8.5cm">
          <draw:text-box>
            <text:p><text:span text:style-name="T2">f[3] = f(0.2</text:span><text:span text:style-name="T2">・</text:span><text:span text:style-name="T2">3)</text:span></text:p>
          </draw:text-box>
        </draw:frame>
        <draw:frame draw:style-name="gr4" draw:text-style-name="P5" draw:layer="layout" svg:width="3.1cm" svg:height="0.628cm" svg:x="14.7cm" svg:y="10.3cm">
          <draw:text-box>
            <text:p><text:span text:style-name="T2">f[4] = f(0.2</text:span><text:span text:style-name="T2">・</text:span><text:span text:style-name="T2">4)</text:span></text:p>
          </draw:text-box>
        </draw:frame>
        <draw:frame draw:style-name="gr4" draw:text-style-name="P5" draw:layer="layout" svg:width="3.1cm" svg:height="0.628cm" svg:x="15.2cm" svg:y="6.372cm">
          <draw:text-box>
            <text:p><text:span text:style-name="T2">f[5] = f(0.2</text:span><text:span text:style-name="T2">・</text:span><text:span text:style-name="T2">5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1T15:19:42.950295897</dc:date>
    <meta:editing-duration>PT20M24S</meta:editing-duration>
    <meta:editing-cycles>19</meta:editing-cycles>
    <meta:generator>LibreOffice/6.4.6.2$Linux_X86_64 LibreOffice_project/40$Build-2</meta:generator>
    <meta:document-statistic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